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A0000000A58A1A32172F835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Std" svg:font-family="'Courier Std'" style:font-family-generic="roman" style:font-pitch="variable"/>
    <style:font-face style:name="DINOT" svg:font-family="DINOT" style:font-family-generic="roman" style:font-pitch="variable"/>
    <style:font-face style:name="DINOT-Bold" svg:font-family="DINOT-Bold" style:font-family-generic="roman" style:font-pitch="variable"/>
    <style:font-face style:name="DINOT-Bold1" svg:font-family="DINOT-Bold" style:font-family-generic="system" style:font-pitch="variable"/>
    <style:font-face style:name="DINOT1" svg:font-family="DINOT" style:font-family-generic="system" style:font-pitch="variable"/>
    <style:font-face style:name="F" svg:font-family="" style:font-family-generic="system" style:font-pitch="variable"/>
    <style:font-face style:name="Frutiger LT Std 45 Light" svg:font-family="'Frutiger LT Std 45 Light'" style:font-family-generic="roman" style:font-pitch="variable"/>
    <style:font-face style:name="Frutiger LT Std 55 Roman" svg:font-family="'Frutiger LT Std 55 Roman'" style:font-family-generic="roman" style:font-pitch="variable"/>
    <style:font-face style:name="Frutiger-Bold" svg:font-family="Frutiger-Bold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MinionPro-Regular" svg:font-family="MinionPro-Regular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Italic" svg:font-family="Times-Italic" style:font-family-generic="system" style:font-pitch="variable"/>
    <style:font-face style:name="Times-Roman" svg:font-family="Times-Roman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27.194cm" fo:margin-left="-0.191cm" fo:margin-top="0cm" fo:margin-bottom="0cm" table:align="left" style:writing-mode="lr-tb"/>
    </style:style>
    <style:style style:name="Tableau1.A" style:family="table-column">
      <style:table-column-properties style:column-width="9.691cm"/>
    </style:style>
    <style:style style:name="Tableau1.B" style:family="table-column">
      <style:table-column-properties style:column-width="8.751cm"/>
    </style:style>
    <style:style style:name="Tableau1.C" style:family="table-column">
      <style:table-column-properties style:column-width="6.75cm"/>
    </style:style>
    <style:style style:name="Tableau1.D" style:family="table-column">
      <style:table-column-properties style:column-width="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27.194cm" fo:margin-left="-0.191cm" fo:margin-top="0cm" fo:margin-bottom="0cm" table:align="left" style:writing-mode="lr-tb"/>
    </style:style>
    <style:style style:name="Tableau2.A" style:family="table-column">
      <style:table-column-properties style:column-width="9.691cm"/>
    </style:style>
    <style:style style:name="Tableau2.B" style:family="table-column">
      <style:table-column-properties style:column-width="8.751cm"/>
    </style:style>
    <style:style style:name="Tableau2.C" style:family="table-column">
      <style:table-column-properties style:column-width="6.75cm"/>
    </style:style>
    <style:style style:name="Tableau2.D" style:family="table-column">
      <style:table-column-properties style:column-width="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27.194cm" fo:margin-left="-0.191cm" fo:margin-top="0cm" fo:margin-bottom="0cm" table:align="left" style:writing-mode="lr-tb"/>
    </style:style>
    <style:style style:name="Tableau3.A" style:family="table-column">
      <style:table-column-properties style:column-width="9.691cm"/>
    </style:style>
    <style:style style:name="Tableau3.B" style:family="table-column">
      <style:table-column-properties style:column-width="8.751cm"/>
    </style:style>
    <style:style style:name="Tableau3.C" style:family="table-column">
      <style:table-column-properties style:column-width="6.75cm"/>
    </style:style>
    <style:style style:name="Tableau3.D" style:family="table-column">
      <style:table-column-properties style:column-width="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DINOT-Bold" style:letter-kerning="false" style:font-name-asian="ＭＳ 明朝" style:language-asian="fr" style:country-asian="FR" style:font-name-complex="DINOT-Bold1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ＭＳ 明朝" style:language-asian="fr" style:country-asian="FR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rsid="0005d0ca" officeooo:paragraph-rsid="0005d0ca" style:letter-kerning="false" style:font-name-asian="ＭＳ 明朝" style:language-asian="fr" style:country-asian="FR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rsid="000787a5" officeooo:paragraph-rsid="000787a5" style:letter-kerning="false" style:font-name-asian="ＭＳ 明朝" style:language-asian="fr" style:country-asian="FR" style:font-size-complex="12pt" style:language-complex="ar" style:country-complex="SA"/>
    </style:style>
    <style:style style:name="T1" style:family="text">
      <style:text-properties style:font-name="DINOT-Bold" style:font-name-complex="DINOT-Bold1"/>
    </style:style>
    <style:style style:name="T2" style:family="text">
      <style:text-properties fo:font-size="13pt" style:font-size-asian="13pt" style:font-size-complex="13pt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Toc113814039"/><text:bookmark-start text:name="_Toc113813991"/>Contexte : MediaTek86<text:bookmark-end text:name="_Toc113814039"/><text:bookmark-end text:name="_Toc113813991"/></text:p>
      <text:p text:style-name="Standard">Application : MediatekDocuments (application de bureau C#) exploitant rest_mediatekdocuments (API REST en PHP)</text:p>
      <text:h text:style-name="Heading_20_1" text:outline-level="1">Plan de tests</text:h>
      <text:h text:style-name="Heading_20_2" text:outline-level="2">Tests unitaires sur les classes du package model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But du test</text:p>
          </table:table-cell>
          <table:table-cell table:style-name="Tableau1.A1" office:value-type="string">
            <text:p text:style-name="P1">Action de contrôle</text:p>
          </table:table-cell>
          <table:table-cell table:style-name="Tableau1.A1" office:value-type="string">
            <text:p text:style-name="P1">Résultat attendu</text:p>
          </table:table-cell>
          <table:table-cell table:style-name="Tableau1.A1" office:value-type="string">
            <text:p text:style-name="P1">Bilan</text:p>
          </table:table-cell>
        </table:table-row>
        <table:table-row table:style-name="Tableau1.1">
          <table:table-cell table:style-name="Tableau1.A1" office:value-type="string">
            <text:p text:style-name="P2">Contrôler la méthode ToString() de la classe Categorie pour voir si elle retourne le libelle.</text:p>
          </table:table-cell>
          <table:table-cell table:style-name="Tableau1.A1" office:value-type="string">
            <text:p text:style-name="P2">Test unitaire lancé après avoir créé un objet de type Genre avec libelle contenant :</text:p>
            <text:p text:style-name="P2">"Horreur"</text:p>
          </table:table-cell>
          <table:table-cell table:style-name="Tableau1.A1" office:value-type="string">
            <text:p text:style-name="P2">"Horreur"</text:p>
          </table:table-cell>
          <table:table-cell table:style-name="Tableau1.A1" office:value-type="string">
            <text:p text:style-name="P2">OK</text:p>
          </table:table-cell>
        </table:table-row>
        <table:table-row table:style-name="Tableau1.1">
          <table:table-cell table:style-name="Tableau1.A1" office:value-type="string">
            <text:p text:style-name="P3">Contrôle l’instanciation d’un Utilisateur correctement</text:p>
          </table:table-cell>
          <table:table-cell table:style-name="Tableau1.A1" office:value-type="string">
            <text:p text:style-name="P4">Test unitaire lancé après avoir créé un objet de type Utilisateur : 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3">Contrôle DateTime sur Commande</text:p>
          </table:table-cell>
          <table:table-cell table:style-name="Tableau1.A1" office:value-type="string">
            <text:p text:style-name="P4">Commande créer : 01, 12/06/2023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  <text:h text:style-name="Heading_20_2" text:outline-level="2">Tests fonctionnels avec Specflow sur les recherches (onglet livre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">But du test</text:p>
          </table:table-cell>
          <table:table-cell table:style-name="Tableau2.A1" office:value-type="string">
            <text:p text:style-name="P1">Action de contrôle</text:p>
          </table:table-cell>
          <table:table-cell table:style-name="Tableau2.A1" office:value-type="string">
            <text:p text:style-name="P1">Résultat attendu</text:p>
          </table:table-cell>
          <table:table-cell table:style-name="Tableau2.A1" office:value-type="string">
            <text:p text:style-name="P1">Bilan</text:p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</table:table>
      <text:p text:style-name="Standard"/>
      <text:h text:style-name="Heading_20_2" text:outline-level="2">Tests fonctionnels dans Postman (fonctionnalités de l'API)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">But du test</text:p>
          </table:table-cell>
          <table:table-cell table:style-name="Tableau3.A1" office:value-type="string">
            <text:p text:style-name="P1">Action de contrôle</text:p>
          </table:table-cell>
          <table:table-cell table:style-name="Tableau3.A1" office:value-type="string">
            <text:p text:style-name="P1">Résultat attendu</text:p>
          </table:table-cell>
          <table:table-cell table:style-name="Tableau3.A1" office:value-type="string">
            <text:p text:style-name="P1">Bilan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Std" svg:font-family="'Courier Std'" style:font-family-generic="roman" style:font-pitch="variable"/>
    <style:font-face style:name="DINOT" svg:font-family="DINOT" style:font-family-generic="roman" style:font-pitch="variable"/>
    <style:font-face style:name="DINOT-Bold" svg:font-family="DINOT-Bold" style:font-family-generic="roman" style:font-pitch="variable"/>
    <style:font-face style:name="DINOT-Bold1" svg:font-family="DINOT-Bold" style:font-family-generic="system" style:font-pitch="variable"/>
    <style:font-face style:name="DINOT1" svg:font-family="DINOT" style:font-family-generic="system" style:font-pitch="variable"/>
    <style:font-face style:name="F" svg:font-family="" style:font-family-generic="system" style:font-pitch="variable"/>
    <style:font-face style:name="Frutiger LT Std 45 Light" svg:font-family="'Frutiger LT Std 45 Light'" style:font-family-generic="roman" style:font-pitch="variable"/>
    <style:font-face style:name="Frutiger LT Std 55 Roman" svg:font-family="'Frutiger LT Std 55 Roman'" style:font-family-generic="roman" style:font-pitch="variable"/>
    <style:font-face style:name="Frutiger-Bold" svg:font-family="Frutiger-Bold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 Pro" svg:font-family="'Minion Pro'" style:font-family-generic="roman" style:font-pitch="variable"/>
    <style:font-face style:name="MinionPro-Regular" svg:font-family="MinionPro-Regular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Italic" svg:font-family="Times-Italic" style:font-family-generic="system" style:font-pitch="variable"/>
    <style:font-face style:name="Times-Roman" svg:font-family="Times-Roman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GB" style:letter-kerning="fals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en" fo:country="GB" style:letter-kerning="fals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DINOT" fo:font-family="DINOT" style:font-family-generic="roman" style:font-pitch="variable" fo:font-size="10pt" fo:language="fr" fo:country="FR" style:font-size-asian="10pt" style:font-name-complex="DINOT1" style:font-family-complex="DINOT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282cm" style:contextual-spacing="false" style:line-height-at-least="0.212cm" fo:keep-together="always" fo:orphans="0" fo:widows="0" fo:hyphenation-ladder-count="no-limit" fo:keep-with-next="always" style:vertical-align="middle"/>
      <style:text-properties style:font-name="DINOT-Bold" fo:font-family="DINOT-Bold" style:font-family-generic="roman" style:font-pitch="variable" fo:font-size="20pt" style:text-underline-style="none" style:font-name-asian="ＭＳ ゴシック" style:font-family-asian="'ＭＳ ゴシック'" style:font-family-generic-asian="system" style:font-pitch-asian="variable" style:font-size-asian="20pt" style:font-name-complex="F" style:font-family-generic-complex="system" style:font-pitch-complex="variable" style:font-size-complex="16pt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282cm" style:contextual-spacing="false" fo:keep-together="always" fo:keep-with-next="always"/>
      <style:text-properties fo:color="#007681" loext:opacity="100%" style:font-name="DINOT-Bold" fo:font-family="DINOT-Bold" style:font-family-generic="roman" style:font-pitch="variable" fo:font-size="18pt" style:font-name-asian="ＭＳ ゴシック" style:font-family-asian="'ＭＳ ゴシック'" style:font-family-generic-asian="system" style:font-pitch-asian="variable" style:font-size-asian="18pt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282cm" style:contextual-spacing="false" fo:keep-together="always" fo:keep-with-next="always"/>
      <style:text-properties style:font-name="DINOT-Bold" fo:font-family="DINOT-Bold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1" style:class="text">
      <style:paragraph-properties fo:margin-top="0.423cm" fo:margin-bottom="0.282cm" style:contextual-spacing="false" fo:keep-together="always" fo:keep-with-next="always"/>
      <style:text-properties style:font-name="DINOT-Bold" fo:font-family="DINOT-Bold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name-complex="DINOT-Bold1" style:font-family-complex="DINOT-Bold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82cm" style:contextual-spacing="false" fo:keep-together="always" fo:keep-with-next="always"/>
      <style:text-properties fo:color="#007681" loext:opacity="100%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auto-update="true" style:default-outline-level="6" style:list-style-name="" style:class="text">
      <loext:graphic-properties draw:fill="solid" draw:fill-color="#e3231c"/>
      <style:paragraph-properties fo:margin-top="0.423cm" fo:margin-bottom="0.247cm" style:contextual-spacing="false" fo:keep-together="always" fo:background-color="#e3231c" fo:padding-left="0cm" fo:padding-right="0cm" fo:padding-top="0.035cm" fo:padding-bottom="0.035cm" fo:border-left="none" fo:border-right="none" fo:border-top="1.5pt solid #e3231c" fo:border-bottom="1.5pt solid #e3231c" fo:keep-with-next="always"/>
      <style:text-properties fo:color="#ffffff" loext:opacity="100%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247cm" fo:margin-bottom="0.423cm" style:contextual-spacing="true" fo:line-height="0.706cm"/>
      <style:text-properties fo:color="#12636d" loext:opacity="100%" style:font-name="DINOT-Bold" fo:font-family="DINOT-Bold" style:font-family-generic="roman" style:font-pitch="variable" fo:font-size="22pt" style:letter-kerning="true" style:font-name-asian="ＭＳ ゴシック" style:font-family-asian="'ＭＳ ゴシック'" style:font-family-generic-asian="system" style:font-pitch-asian="variable" style:font-size-asian="22pt" style:font-name-complex="F" style:font-family-generic-complex="system" style:font-pitch-complex="variable" style:font-size-complex="22pt" style:font-weight-complex="bold"/>
    </style:style>
    <style:style style:name="Legende" style:family="paragraph" style:parent-style-name="Standard" style:default-outline-level="">
      <style:paragraph-properties fo:line-height="120%" fo:text-align="end" style:justify-single-word="false" fo:orphans="0" fo:widows="0" style:vertical-align="middle"/>
      <style:text-properties fo:color="#000000" loext:opacity="100%" fo:font-size="8pt" style:font-size-asian="8pt" style:font-size-complex="8pt"/>
    </style:style>
    <style:style style:name="Encadre_20_Titre" style:display-name="Encadre Titre" style:family="paragraph" style:parent-style-name="Standard" style:default-outline-level="">
      <style:paragraph-properties fo:margin-left="-0.501cm" fo:margin-right="0cm" fo:margin-top="0.494cm" fo:margin-bottom="0.494cm" style:contextual-spacing="false" style:line-height-at-least="0.423cm" fo:orphans="0" fo:widows="0" fo:text-indent="0cm" style:auto-text-indent="false" style:vertical-align="middle"/>
      <style:text-properties fo:text-transform="uppercase" style:use-window-font-color="true" loext:opacity="0%" style:text-underline-style="none" style:font-name-complex="DINOT-Bold1" style:font-family-complex="DINOT-Bold" style:font-family-generic-complex="system" style:font-pitch-complex="variable" style:font-size-complex="10pt"/>
    </style:style>
    <style:style style:name="Encadré_20_Texte" style:display-name="Encadré Texte" style:family="paragraph" style:parent-style-name="Standard" style:default-outline-level="">
      <style:paragraph-properties fo:margin-left="0.7cm" fo:margin-right="0cm" fo:margin-top="0.101cm" fo:margin-bottom="0cm" style:contextual-spacing="false" style:line-height-at-least="0.441cm" fo:orphans="0" fo:widows="0" fo:text-indent="0cm" style:auto-text-indent="false" style:vertical-align="middle">
        <style:tab-stops>
          <style:tab-stop style:position="3.5cm"/>
          <style:tab-stop style:position="7.001cm"/>
          <style:tab-stop style:position="10.5cm"/>
          <style:tab-stop style:position="14.005cm"/>
        </style:tab-stops>
      </style:paragraph-properties>
      <style:text-properties fo:color="#000000" loext:opacity="100%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te_20_Bas_20_de_20_Page" style:display-name="Note Bas de Page" style:family="paragraph" style:parent-style-name="Standard" style:default-outline-level="">
      <style:paragraph-properties fo:line-height="120%" fo:orphans="0" fo:widows="0" style:vertical-align="middle"/>
      <style:text-properties fo:color="#000000" loext:opacity="100%"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line-height="120%" fo:orphans="0" fo:widows="0" style:vertical-align="middle"/>
      <style:text-properties fo:color="#000000" loext:opacity="100%" fo:font-size="8pt" fo:font-weight="bold" style:font-size-asian="8pt" style:font-weight-asian="bold" style:font-name-complex="DINOT-Bold1" style:font-family-complex="DINOT-Bold" style:font-family-generic-complex="system" style:font-pitch-complex="variable" style:font-size-complex="8pt" style:font-weight-complex="bold"/>
    </style:style>
    <style:style style:name="_5b_Aucun_20_style_5d_" style:display-name="[Aucun style]" style:family="paragraph" style:default-outline-level="">
      <style:paragraph-properties fo:margin-top="0cm" fo:margin-bottom="0cm" style:contextual-spacing="false" fo:line-height="120%" fo:text-align="start" style:justify-single-word="false" fo:orphans="0" fo:widows="0" style:vertical-align="middle" style:writing-mode="lr-tb"/>
      <style:text-properties fo:color="#000000" loext:opacity="100%" style:font-name="Arial" fo:font-family="Arial" style:font-family-generic="roman" style:font-pitch="variable" fo:font-size="10pt" fo:language="fr" fo:country="FR" style:font-size-asian="10pt" style:font-name-complex="MinionPro-Regular" style:font-family-complex="MinionPro-Regular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ocument_20_Map" style:display-name="Document Map" style:family="paragraph" style:parent-style-name="Standard" style:default-outline-level="">
      <style:text-properties style:font-name="Lucida Grande" fo:font-family="'Lucida Grande'" style:font-family-generic="roman" style:font-pitch="variable" fo:font-size="12pt" style:font-size-asian="12pt" style:font-name-complex="Lucida Grande1" style:font-family-complex="'Lucida Grande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17.97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  <style:text-properties fo:color="#155159" loext:opacity="100%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  <style:text-properties fo:color="#155159" loext:opacity="100%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use-window-font-color="true" loext:opacity="0%" style:font-name="Times" fo:font-family="Times" style:font-family-generic="roman" style:font-pitch="variable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_5b_Paragraphe_20_standard_5d_" style:display-name="[Paragraphe standard]" style:family="paragraph" style:parent-style-name="_5b_Aucun_20_style_5d_" style:default-outline-level="">
      <style:text-properties style:font-name="DINOT" fo:font-family="DINOT" style:font-family-generic="roman" style:font-pitch="variable" style:font-name-complex="DINOT1" style:font-family-complex="DINOT" style:font-family-generic-complex="system" style:font-pitch-complex="variable" style:font-size-complex="10pt"/>
    </style:style>
    <style:style style:name="informatique" style:family="paragraph" style:parent-style-name="Standard" style:default-outline-level="">
      <style:text-properties style:use-window-font-color="true" loext:opacity="0%" style:font-name="Courier Std" fo:font-family="'Courier Std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Courier" style:font-family-complex="Courier" style:font-family-generic-complex="system" style:font-pitch-complex="variable" style:font-size-complex="9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loext:opacity="0%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 style:font-size-complex="10pt"/>
    </style:style>
    <style:style style:name="prof" style:family="paragraph" style:parent-style-name="Standard" style:default-outline-level="">
      <style:paragraph-properties fo:margin-top="0.106cm" fo:margin-bottom="0cm" style:contextual-spacing="false" fo:line-height="0.423cm" fo:text-align="justify" style:justify-single-word="false"/>
      <style:text-properties style:use-window-font-color="true" loext:opacity="0%" style:font-name="Minion Pro" fo:font-family="'Minion Pro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Arial1" style:font-family-complex="Arial" style:font-family-generic-complex="system" style:font-pitch-complex="variable" style:font-size-complex="10pt"/>
    </style:style>
    <style:style style:name="exercice" style:family="paragraph" style:parent-style-name="Standard" style:default-outline-level="">
      <style:paragraph-properties fo:margin-top="0.106cm" fo:margin-bottom="0cm" style:contextual-spacing="false" fo:line-height="0.423cm"/>
      <style:text-properties fo:color="#ffffff" loext:opacity="100%" style:text-position="super 58%" style:font-name="Frutiger LT Std 55 Roman" fo:font-family="'Frutiger LT Std 55 Roman'" style:font-family-generic="roman" style:font-pitch="variable" fo:font-size="11pt" fo:font-weight="bold" fo:background-color="#f57913" style:font-name-asian="Times New Roman1" style:font-family-asian="'Times New Roman'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ABLO" style:family="paragraph" style:parent-style-name="Standard" style:default-outline-level="">
      <style:paragraph-properties fo:margin-top="0.106cm" fo:margin-bottom="0cm" style:contextual-spacing="false" fo:line-height="0.423cm" fo:text-align="justify" style:justify-single-word="false"/>
      <style:text-properties style:use-window-font-color="true" loext:opacity="0%" style:font-name="Frutiger LT Std 55 Roman" fo:font-family="'Frutiger LT Std 55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TITRE_20_2" style:display-name="TITRE 2" style:family="paragraph" style:parent-style-name="Heading_20_2" style:default-outline-level="">
      <style:paragraph-properties fo:margin-top="0.423cm" fo:margin-bottom="0cm" style:contextual-spacing="false" fo:line-height="0.423cm" fo:text-align="justify" style:justify-single-word="false" fo:keep-together="auto" fo:keep-with-next="auto"/>
      <style:text-properties style:use-window-font-color="true" loext:opacity="0%" style:font-name="Frutiger LT Std 45 Light" fo:font-family="'Frutiger LT Std 45 Light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Frutiger-Bold" style:font-family-complex="Frutiger-Bold" style:font-family-generic-complex="system" style:font-pitch-complex="variable" style:font-size-complex="12pt"/>
    </style:style>
    <style:style style:name="TEXTE" style:family="paragraph" style:parent-style-name="Standard" style:default-outline-level="">
      <style:paragraph-properties fo:margin-top="0.106cm" fo:margin-bottom="0cm" style:contextual-spacing="false" fo:line-height="0.423cm" fo:text-align="justify" style:justify-single-word="false"/>
      <style:text-properties style:use-window-font-color="true" loext:opacity="0%" style:font-name="Frutiger LT Std 55 Roman" fo:font-family="'Frutiger LT Std 55 Roman'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paragraph-properties fo:margin-top="0.106cm" fo:margin-bottom="0cm" style:contextual-spacing="false" fo:text-align="justify" style:justify-single-word="false"/>
      <style:text-properties style:use-window-font-color="true" loext:opacity="0%" style:font-name="Frutiger LT Std 55 Roman" fo:font-family="'Frutiger LT Std 55 Roman'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cm" fo:margin-bottom="0cm" style:contextual-spacing="false" fo:text-align="start" style:justify-single-word="false"/>
      <style:text-properties fo:color="#000000" loext:opacity="100%" style:font-name="DINOT" fo:font-family="DINOT" style:font-family-generic="roman" style:font-pitch="variable" fo:font-weight="bold" style:font-name-asian="ＭＳ 明朝" style:font-family-asian="'ＭＳ 明朝'" style:font-family-generic-asian="system" style:font-pitch-asian="variable" style:font-weight-asian="bold" style:font-name-complex="DINOT1" style:font-family-complex="DINOT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anguage="fr" fo:country="FR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ITRE_20_3" style:display-name="TITRE 3" style:family="paragraph" style:parent-style-name="Heading_20_2" style:default-outline-level="">
      <style:paragraph-properties fo:margin-top="0.282cm" fo:margin-bottom="0cm" style:contextual-spacing="false" fo:line-height="0.423cm" fo:text-align="justify" style:justify-single-word="false" fo:keep-together="auto" fo:keep-with-next="auto"/>
      <style:text-properties fo:color="#c3004b" loext:opacity="100%" style:font-name="Frutiger LT Std 55 Roman" fo:font-family="'Frutiger LT Std 55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Frutiger-Bold" style:font-family-complex="Frutiger-Bold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00000" loext:opacity="100%" style:font-name="DINOT-Bold" fo:font-family="DINOT-Bold" style:font-family-generic="roman" style:font-pitch="variable" fo:font-size="20pt" fo:language="fr" fo:country="FR" style:text-underline-style="none" style:font-name-asian="ＭＳ ゴシック" style:font-family-asian="'ＭＳ ゴシック'" style:font-family-generic-asian="system" style:font-pitch-asian="variable" style:font-size-asian="20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007681" loext:opacity="100%" style:font-name="DINOT-Bold" fo:font-family="DINOT-Bold" style:font-family-generic="roman" style:font-pitch="variable" fo:font-size="18pt" fo:language="fr" fo:country="FR" style:font-name-asian="ＭＳ ゴシック" style:font-family-asian="'ＭＳ ゴシック'" style:font-family-generic-asian="system" style:font-pitch-asian="variable" style:font-size-asian="18pt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000000" loext:opacity="100%" style:font-name="DINOT-Bold" fo:font-family="DINOT-Bold" style:font-family-generic="roman" style:font-pitch="variable" fo:font-size="16pt" fo:language="fr" fo:country="FR" style:font-name-asian="ＭＳ ゴシック" style:font-family-asian="'ＭＳ ゴシック'" style:font-family-generic-asian="system" style:font-pitch-asian="variable" style:font-size-asian="16pt" style:font-name-complex="F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000000" loext:opacity="100%" style:font-name="DINOT-Bold" fo:font-family="DINOT-Bold" style:font-family-generic="roman" style:font-pitch="variable" fo:font-size="14pt" fo:language="fr" fo:country="FR" style:font-name-asian="ＭＳ ゴシック" style:font-family-asian="'ＭＳ ゴシック'" style:font-family-generic-asian="system" style:font-pitch-asian="variable" style:font-size-asian="14pt" style:font-name-complex="DINOT-Bold1" style:font-family-complex="DINOT-Bold" style:font-family-generic-complex="system" style:font-pitch-complex="variable" style:font-size-complex="14pt"/>
    </style:style>
    <style:style style:name="Titre_20_5_20_Car" style:display-name="Titre 5 Car" style:family="text" style:parent-style-name="Default_20_Paragraph_20_Font">
      <style:text-properties fo:color="#007681" loext:opacity="100%" style:font-name="Arial" fo:font-family="Arial" style:font-family-generic="roman" style:font-pitch="variable" fo:language="fr" fo:country="FR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ffffff" loext:opacity="100%" style:font-name="Arial" fo:font-family="Arial" style:font-family-generic="roman" style:font-pitch="variable" fo:font-size="10pt" fo:language="fr" fo:country="FR" fo:font-weight="bold" fo:background-color="#e3231c" style:font-name-asian="ＭＳ ゴシック" style:font-family-asian="'ＭＳ ゴシック'" style:font-family-generic-asian="system" style:font-pitch-asian="variable" style:font-size-asian="10pt" style:font-weight-asian="bold" style:font-name-complex="F" style:font-family-generic-complex="system" style:font-pitch-complex="variable" style:font-style-complex="italic"/>
    </style:style>
    <style:style style:name="Titre_20_Car" style:display-name="Titre Car" style:family="text" style:parent-style-name="Default_20_Paragraph_20_Font">
      <style:text-properties fo:color="#12636d" loext:opacity="100%" style:font-name="DINOT-Bold" fo:font-family="DINOT-Bold" style:font-family-generic="roman" style:font-pitch="variable" fo:font-size="22pt" fo:language="fr" fo:country="FR" style:letter-kerning="true" style:font-name-asian="ＭＳ ゴシック" style:font-family-asian="'ＭＳ ゴシック'" style:font-family-generic-asian="system" style:font-pitch-asian="variable" style:font-size-asian="22pt" style:font-name-complex="F" style:font-family-generic-complex="system" style:font-pitch-complex="variable" style:font-size-complex="22pt" style:font-weight-complex="bold"/>
    </style:style>
    <style:style style:name="En-tête_20_Car" style:display-name="En-tête Car" style:family="text" style:parent-style-name="Default_20_Paragraph_20_Font">
      <style:text-properties fo:color="#000000" loext:opacity="100%" style:font-name="Arial" fo:font-family="Arial" style:font-family-generic="roman" style:font-pitch="variable" fo:font-size="10pt" fo:language="fr" fo:country="FR" style:font-size-asian="10pt"/>
    </style:style>
    <style:style style:name="Gras_20_Couleur" style:display-name="Gras Couleur" style:family="text" style:parent-style-name="Intense_20_Emphasis">
      <style:text-properties fo:color="#007681" loext:opacity="100%" style:font-name="Arial" fo:font-family="Arial" style:font-family-generic="roman" style:font-pitch="variable" fo:font-style="normal" style:text-underline-style="none" fo:font-weight="bold" style:font-style-asian="normal" style:font-weight-asian="bold" style:font-name-complex="DINOT-Bold1" style:font-family-complex="DINOT-Bold" style:font-family-generic-complex="system" style:font-pitch-complex="variable" style:font-style-complex="normal" style:font-weight-complex="normal" style:text-scale="100%"/>
    </style:style>
    <style:style style:name="Intense_20_Emphasis" style:display-name="Intense Emphasis" style:family="text" style:parent-style-name="Default_20_Paragraph_20_Font">
      <style:text-properties fo:color="#e3231c" loext:opacity="100%" style:font-name="Arial" fo:font-family="Arial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Normal_20_rouge" style:display-name="Normal rouge" style:family="text">
      <style:text-properties fo:color="#e3231c" loext:opacity="100%" style:font-name="Arial" fo:font-family="Arial" style:font-family-generic="roman" style:font-pitch="variable" style:font-name-complex="DINOT1" style:font-family-complex="DINOT" style:font-family-generic-complex="system" style:font-pitch-complex="variable"/>
    </style:style>
    <style:style style:name="Normal_20_Serif" style:display-name="Normal Serif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-Roman" style:font-family-complex="Times-Roman" style:font-family-generic-complex="system" style:font-pitch-complex="variable"/>
    </style:style>
    <style:style style:name="Italique_20_Serif" style:display-name="Italique Serif" style:family="text"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name-complex="Times-Italic" style:font-family-complex="Times-Italic" style:font-family-generic-complex="system" style:font-pitch-complex="variable" style:font-style-complex="italic"/>
    </style:style>
    <style:style style:name="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Mots_20_Soulignés" style:display-name="Mots Soulignés" style:family="text">
      <style:text-properties style:text-underline-style="solid" style:text-underline-width="bold" style:text-underline-color="font-color"/>
    </style:style>
    <style:style style:name="Mots_20_Entourés" style:display-name="Mots Entourés" style:family="text">
      <style:text-properties fo:font-variant="normal" fo:text-transform="none" style:text-line-through-style="none" style:text-line-through-type="none" style:text-position="0% 100%" style:text-underline-style="none" fo:background-color="transparent" text:display="true" loext:padding="0cm" loext:border="0.51pt solid #000000" loext:shadow="none"/>
    </style:style>
    <style:style style:name="Bandeaux" style:family="text" style:parent-style-name="Default_20_Paragraph_20_Font">
      <style:text-properties fo:color="#ffffff" loext:opacity="100%" style:font-name="DINOT-Bold" fo:font-family="DINOT-Bold" style:font-family-generic="roman" style:font-pitch="variable" fo:background-color="#12636d" style:font-weight-complex="bold" loext:padding="0cm" loext:border="4.51pt solid #12636d" loext:shadow="none"/>
    </style:style>
    <style:style style:name="Pied_20_de_20_page_20_Car" style:display-name="Pied de page Car" style:family="text" style:parent-style-name="Default_20_Paragraph_20_Font">
      <style:text-properties fo:color="#000000" loext:opacity="100%" style:font-name="Arial" fo:font-family="Arial" style:font-family-generic="roman" style:font-pitch="variable" fo:font-size="8pt" fo:language="fr" fo:country="FR" fo:font-weight="bold" style:font-size-asian="8pt" style:font-weight-asian="bold" style:font-name-complex="DINOT-Bold1" style:font-family-complex="DINOT-Bold" style:font-family-generic-complex="system" style:font-pitch-complex="variable" style:font-size-complex="8pt" style:font-weight-complex="bold"/>
    </style:style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fo:color="#000000" loext:opacity="100%"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color="#000000" loext:opacity="100%" style:font-name="Arial" fo:font-family="Arial" style:font-family-generic="roman" style:font-pitch="variable" fo:letter-spacing="normal" fo:font-weight="bold" style:font-weight-asian="bold" style:font-weight-complex="bold" style:text-scale="100%"/>
    </style:style>
    <style:style style:name="Subtle_20_Emphasis" style:display-name="Subtle Emphasis" style:family="text" style:parent-style-name="Default_20_Paragraph_20_Font">
      <style:text-properties style:use-window-font-color="true" loext:opacity="0%" style:font-name="Arial" fo:font-family="Arial" style:font-family-generic="roman" style:font-pitch="variable"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Explorateur_20_de_20_documents_20_Car" style:display-name="Explorateur de documents Car" style:family="text" style:parent-style-name="Default_20_Paragraph_20_Font">
      <style:text-properties fo:color="#000000" loext:opacity="100%" style:font-name="Lucida Grande" fo:font-family="'Lucida Grande'" style:font-family-generic="roman" style:font-pitch="variable" fo:language="fr" fo:country="FR" style:font-name-complex="Lucida Grande1" style:font-family-complex="'Lucida Grande'" style:font-family-generic-complex="system" style:font-pitch-complex="variable"/>
    </style:style>
    <style:style style:name="informatique_20_Car" style:display-name="informatique Car" style:family="text" style:parent-style-name="Default_20_Paragraph_20_Font">
      <style:text-properties style:font-name="Courier Std" fo:font-family="'Courier Std'" style:font-family-generic="roman" style:font-pitch="variable" fo:font-size="9pt" fo:language="fr" fo:country="FR" style:font-name-asian="Times New Roman1" style:font-family-asian="'Times New Roman'" style:font-family-generic-asian="system" style:font-pitch-asian="variable" style:font-size-asian="9pt" style:font-name-complex="Courier" style:font-family-complex="Courier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of_20_Car" style:display-name="prof Car" style:family="text" style:parent-style-name="Default_20_Paragraph_20_Font">
      <style:text-properties style:font-name="Minion Pro" fo:font-family="'Minion Pro'" style:font-family-generic="roman" style:font-pitch="variable" fo:font-size="10pt" fo:language="fr" fo:country="FR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0pt"/>
    </style:style>
    <style:style style:name="exercice_20_Car" style:display-name="exercice Car" style:family="text" style:parent-style-name="Default_20_Paragraph_20_Font">
      <style:text-properties fo:color="#ffffff" loext:opacity="100%" style:text-position="super 58%" style:font-name="Frutiger LT Std 55 Roman" fo:font-family="'Frutiger LT Std 55 Roman'" style:font-family-generic="roman" style:font-pitch="variable" fo:font-size="11pt" fo:language="fr" fo:country="FR" fo:font-weight="bold" style:font-name-asian="Times New Roman1" style:font-family-asian="'Times New Roman'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ABLO_20_Car" style:display-name="TABLO Car" style:family="text" style:parent-style-name="Default_20_Paragraph_20_Font">
      <style:text-properties style:font-name="Frutiger LT Std 55 Roman" fo:font-family="'Frutiger LT Std 55 Roman'" style:font-family-generic="roman" style:font-pitch="variable" fo:font-size="8pt" fo:language="fr" fo:country="FR" style:font-name-asian="Times New Roman1" style:font-family-asian="'Times New Roman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TITRE_20_2_20_Car" style:display-name="TITRE 2 Car" style:family="text" style:parent-style-name="Default_20_Paragraph_20_Font">
      <style:text-properties style:font-name="Frutiger LT Std 45 Light" fo:font-family="'Frutiger LT Std 45 Light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font-weight-asian="bold" style:font-name-complex="Frutiger-Bold" style:font-family-complex="Frutiger-Bold" style:font-family-generic-complex="system" style:font-pitch-complex="variable" style:font-weight-complex="bold"/>
    </style:style>
    <style:style style:name="TEXTE_20_Car" style:display-name="TEXTE Car" style:family="text" style:parent-style-name="Default_20_Paragraph_20_Font">
      <style:text-properties style:font-name="Frutiger LT Std 55 Roman" fo:font-family="'Frutiger LT Std 55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informatique_20_comment" style:display-name="informatique comment" style:family="text" style:parent-style-name="Default_20_Paragraph_20_Font">
      <style:text-properties fo:color="#7f7f7f" loext:opacity="100%" fo:font-style="italic" style:font-style-asian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style:font-name="Frutiger LT Std 55 Roman" fo:font-family="'Frutiger LT Std 55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code_5f_commentaire" style:display-name="code_commentaire" style:family="text" style:parent-style-name="Code">
      <style:text-properties fo:color="#a6a6a6" loext:opacity="100%" style:font-name="Consolas" fo:font-family="Consolas" style:font-family-generic="roman" style:font-pitch="variable" fo:font-size="10pt" fo:font-style="italic" style:font-size-asian="10pt" style:font-style-asian="italic" style:font-size-complex="10pt"/>
    </style:style>
    <style:style style:name="Objet_20_du_20_commentaire_20_Car" style:display-name="Objet du commentaire Car" style:family="text" style:parent-style-name="Commentaire_20_Car">
      <style:text-properties fo:color="#000000" loext:opacity="100%" style:font-name="DINOT" fo:font-family="DINOT" style:font-family-generic="roman" style:font-pitch="variable" fo:font-size="10pt" fo:language="fr" fo:country="FR" fo:font-weight="bold" style:font-name-asian="Times New Roman1" style:font-family-asian="'Times New Roman'" style:font-family-generic-asian="system" style:font-pitch-asian="variable" style:font-size-asian="10pt" style:font-weight-asian="bold" style:font-name-complex="DINOT1" style:font-family-complex="DINOT" style:font-family-generic-complex="system" style:font-pitch-complex="variable" style:font-size-complex="10pt" style:font-weight-complex="bold"/>
    </style:style>
    <style:style style:name="Standard_20_Car" style:display-name="Standard Car" style:family="text" style:parent-style-name="Default_20_Paragraph_20_Font">
      <style:text-properties style:font-name="Times New Roman" fo:font-family="'Times New Roman'" style:font-family-generic="roman" style:font-pitch="variable" fo:language="fr" fo:country="FR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language-complex="hi" style:country-complex="IN"/>
    </style:style>
    <style:style style:name="TITRE_20_3_20_Car" style:display-name="TITRE 3 Car" style:family="text" style:parent-style-name="Default_20_Paragraph_20_Font">
      <style:text-properties fo:color="#c3004b" loext:opacity="100%" style:font-name="Frutiger LT Std 55 Roman" fo:font-family="'Frutiger LT Std 55 Roman'" style:font-family-generic="roman" style:font-pitch="variable" fo:font-size="11pt" fo:language="fr" fo:country="FR" fo:font-weight="bold" style:font-name-asian="Times New Roman1" style:font-family-asian="'Times New Roman'" style:font-family-generic-asian="system" style:font-pitch-asian="variable" style:font-size-asian="11pt" style:font-weight-asian="bold" style:font-name-complex="Frutiger-Bold" style:font-family-complex="Frutiger-Bold" style:font-family-generic-complex="system" style:font-pitch-complex="variable" style:font-size-complex="11pt" style:font-weight-complex="bold"/>
    </style:style>
    <style:style style:name="ListLabel_20_1" style:display-name="ListLabel 1" style:family="text">
      <style:text-properties fo:font-size="16pt" style:font-size-asian="16pt" style:font-size-complex="16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ＭＳ 明朝" style:font-family-asian="'ＭＳ 明朝'" style:font-family-generic-asian="system" style:font-pitch-asian="variable" style:font-name-complex="DINOT1" style:font-family-complex="DINOT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ＭＳ 明朝" style:font-family-asian="'ＭＳ 明朝'" style:font-family-generic-asian="system" style:font-pitch-asian="variable" style:font-name-complex="DINOT1" style:font-family-complex="DINOT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image text:level="1" xlink:href="Pictures/100000000000000A0000000A58A1A32172F835E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INOT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INOT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3pt" style:font-size-asian="13pt" style:font-size-complex="13pt"/>
    </style:style>
    <style:page-layout style:name="Mpm1">
      <style:page-layout-properties fo:page-width="29.7cm" fo:page-height="21.001cm" style:num-format="1" style:print-orientation="landscape" fo:margin-top="1.27cm" fo:margin-bottom="1.251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span text:style-name="MT1"><text:page-number text:select-page="current">1</text:page-number></text:span></text:span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tophe B</meta:initial-creator>
    <meta:editing-cycles>404</meta:editing-cycles>
    <meta:print-date>2021-12-07T07:13:00</meta:print-date>
    <meta:creation-date>2018-03-16T15:39:00</meta:creation-date>
    <dc:date>2024-02-29T18:47:12.411000000</dc:date>
    <meta:editing-duration>P3DT22H55M45S</meta:editing-duration>
    <meta:generator>LibreOffice/7.2.2.2$Windows_X86_64 LibreOffice_project/02b2acce88a210515b4a5bb2e46cbfb63fe97d56</meta:generator>
    <meta:document-statistic meta:table-count="3" meta:image-count="0" meta:object-count="0" meta:page-count="1" meta:paragraph-count="29" meta:word-count="131" meta:character-count="848" meta:non-whitespace-character-count="745"/>
    <meta:user-defined meta:name="AppVersion">16.0000</meta:user-defined>
    <meta:user-defined meta:name="Company">CNED</meta:user-defined>
    <meta:template xlink:type="simple" xlink:actuate="onRequest" xlink:title="Normal.dotm" xlink:href=""/>
  </office:meta>
</office:document-meta>
</file>